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4CE41EDACBBF64ACA4.png" manifest:media-type="image/png"/>
  <manifest:file-entry manifest:full-path="Pictures/10000201000001130000005AE6CCA344F7B04369.png" manifest:media-type="image/png"/>
  <manifest:file-entry manifest:full-path="Pictures/100002010000042E000001DC1C878C4E5D36C1F7.png" manifest:media-type="image/png"/>
  <manifest:file-entry manifest:full-path="Pictures/10000201000001B20000024B9EFC91F63B87D5EE.png" manifest:media-type="image/png"/>
  <manifest:file-entry manifest:full-path="Pictures/1000020100000099000001B4A61BCCDA8C2A769A.png" manifest:media-type="image/png"/>
  <manifest:file-entry manifest:full-path="Pictures/1000020100000097000001A573B1CDF36EB4B9EB.png" manifest:media-type="image/png"/>
  <manifest:file-entry manifest:full-path="Pictures/1000020100000099000001B47BA4B95F80E7AE4F.png" manifest:media-type="image/png"/>
  <manifest:file-entry manifest:full-path="Pictures/100002010000042E000001DC3649A58BC23999E2.png" manifest:media-type="image/png"/>
  <manifest:file-entry manifest:full-path="Pictures/1000020100000277000001D02983E9BB004F3D5D.png" manifest:media-type="image/png"/>
  <manifest:file-entry manifest:full-path="Pictures/1000020100000099000001B476BF782099213261.png" manifest:media-type="image/png"/>
  <manifest:file-entry manifest:full-path="Pictures/100002010000017600000156F87E0AA151EA3814.png" manifest:media-type="image/png"/>
  <manifest:file-entry manifest:full-path="Pictures/1000020100000213000001304E3B0A07A1C3FCA8.png" manifest:media-type="image/png"/>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2460000040892AA799828319A4E.png" manifest:media-type="image/png"/>
  <manifest:file-entry manifest:full-path="Pictures/100002010000012E00000113F06326F25F0AE6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566965"/>
    </style:style>
    <style:style style:name="T36" style:family="text">
      <style:text-properties officeooo:rsid="0056d4d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54907376" text:id="ct54907376">
          <text:insertion>
            <office:change-info>
              <dc:creator>Sara Boch</dc:creator>
              <dc:date>2013-12-10T09:40:00</dc:date>
            </office:change-info>
          </text:insertion>
        </text:changed-region>
        <text:changed-region xml:id="ct54920736" text:id="ct54920736">
          <text:deletion>
            <office:change-info>
              <dc:creator>Sara Boch</dc:creator>
              <dc:date>2013-12-10T09:55:00</dc:date>
            </office:change-info>
            <text:p text:style-name="P1">Picture 2.</text:p>
          </text:deletion>
        </text:changed-region>
        <text:changed-region xml:id="ct54991568" text:id="ct54991568">
          <text:insertion>
            <office:change-info>
              <dc:creator>Sara Boch</dc:creator>
              <dc:date>2013-12-10T09:55:00</dc:date>
            </office:change-info>
          </text:insertion>
        </text:changed-region>
        <text:changed-region xml:id="ct55029760" text:id="ct55029760">
          <text:insertion>
            <office:change-info>
              <dc:creator>Sara Boch</dc:creator>
              <dc:date>2013-12-10T09:59:00</dc:date>
            </office:change-info>
          </text:insertion>
        </text:changed-region>
        <text:changed-region xml:id="ct55031680" text:id="ct55031680">
          <text:insertion>
            <office:change-info>
              <dc:creator>Sara Boch</dc:creator>
              <dc:date>2013-12-10T10:00:00</dc:date>
            </office:change-info>
          </text:insertion>
        </text:changed-region>
        <text:changed-region xml:id="ct55031984" text:id="ct55031984">
          <text:deletion>
            <office:change-info>
              <dc:creator>Sara Boch</dc:creator>
              <dc:date>2013-12-10T10:00:00</dc:date>
            </office:change-info>
            <text:p text:style-name="P2">customise</text:p>
          </text:deletion>
        </text:changed-region>
        <text:changed-region xml:id="ct54893232" text:id="ct54893232">
          <text:insertion>
            <office:change-info>
              <dc:creator>Sara Boch</dc:creator>
              <dc:date>2013-12-10T10:06:00</dc:date>
            </office:change-info>
          </text:insertion>
        </text:changed-region>
        <text:changed-region xml:id="ct55062864" text:id="ct55062864">
          <text:insertion>
            <office:change-info>
              <dc:creator>Sara Boch</dc:creator>
              <dc:date>2013-12-10T10:04:00</dc:date>
            </office:change-info>
          </text:insertion>
        </text:changed-region>
        <text:changed-region xml:id="ct55064256" text:id="ct55064256">
          <text:insertion>
            <office:change-info>
              <dc:creator>Sara Boch</dc:creator>
              <dc:date>2013-12-10T10:19:00</dc:date>
            </office:change-info>
          </text:insertion>
        </text:changed-region>
        <text:changed-region xml:id="ct55045776" text:id="ct55045776">
          <text:insertion>
            <office:change-info>
              <dc:creator>Sara Boch</dc:creator>
              <dc:date>2013-12-10T10:21:00</dc:date>
            </office:change-info>
          </text:insertion>
        </text:changed-region>
        <text:changed-region xml:id="ct55062208" text:id="ct55062208">
          <text:deletion>
            <office:change-info>
              <dc:creator>Sara Boch</dc:creator>
              <dc:date>2013-12-10T10:22:00</dc:date>
            </office:change-info>
            <text:p text:style-name="P3">s</text:p>
          </text:deletion>
        </text:changed-region>
        <text:changed-region xml:id="ct55071792" text:id="ct55071792">
          <text:insertion>
            <office:change-info>
              <dc:creator>Sara Boch</dc:creator>
              <dc:date>2013-12-10T10:41:00</dc:date>
            </office:change-info>
          </text:insertion>
        </text:changed-region>
        <text:changed-region xml:id="ct55079104" text:id="ct55079104">
          <text:deletion>
            <office:change-info>
              <dc:creator>Sara Boch</dc:creator>
              <dc:date>2013-12-10T10:41:00</dc:date>
            </office:change-info>
            <text:p text:style-name="P4">ali</text:p>
          </text:deletion>
        </text:changed-region>
        <text:changed-region xml:id="ct55078880" text:id="ct55078880">
          <text:deletion>
            <office:change-info>
              <dc:creator>Sara Boch</dc:creator>
              <dc:date>2013-12-10T10:23:00</dc:date>
            </office:change-info>
            <text:p text:style-name="P5">s</text:p>
          </text:deletion>
        </text:changed-region>
        <text:changed-region xml:id="ct55081248" text:id="ct55081248">
          <text:insertion>
            <office:change-info>
              <dc:creator>Sara Boch</dc:creator>
              <dc:date>2013-12-10T10:23:00</dc:date>
            </office:change-info>
          </text:insertion>
        </text:changed-region>
        <text:changed-region xml:id="ct55072912" text:id="ct55072912">
          <text:insertion>
            <office:change-info>
              <dc:creator>Sara Boch</dc:creator>
              <dc:date>2013-12-10T10:41:00</dc:date>
            </office:change-info>
          </text:insertion>
        </text:changed-region>
        <text:changed-region xml:id="ct55079808" text:id="ct55079808">
          <text:deletion>
            <office:change-info>
              <dc:creator>Sara Boch</dc:creator>
              <dc:date>2013-12-10T10:41:00</dc:date>
            </office:change-info>
            <text:p text:style-name="P4">ali</text:p>
          </text:deletion>
        </text:changed-region>
        <text:changed-region xml:id="ct55071456" text:id="ct55071456">
          <text:deletion>
            <office:change-info>
              <dc:creator>Sara Boch</dc:creator>
              <dc:date>2013-12-10T10:24:00</dc:date>
            </office:change-info>
            <text:p text:style-name="P5">s</text:p>
          </text:deletion>
        </text:changed-region>
        <text:changed-region xml:id="ct55090144" text:id="ct55090144">
          <text:deletion>
            <office:change-info>
              <dc:creator>Sara Boch</dc:creator>
              <dc:date>2013-12-10T10:35:00</dc:date>
            </office:change-info>
            <text:p text:style-name="P6">1</text:p>
          </text:deletion>
        </text:changed-region>
        <text:changed-region xml:id="ct55172512" text:id="ct55172512">
          <text:format-change>
            <office:change-info>
              <dc:creator>Sara Boch</dc:creator>
              <dc:date>2013-12-10T10:51:00</dc:date>
            </office:change-info>
          </text:format-change>
        </text:changed-region>
        <text:changed-region xml:id="ct55173760" text:id="ct55173760">
          <text:format-change>
            <office:change-info>
              <dc:creator>Sara Boch</dc:creator>
              <dc:date>2013-12-10T10:51:00</dc:date>
            </office:change-info>
          </text:format-change>
        </text:changed-region>
        <text:changed-region xml:id="ct55156384" text:id="ct55156384">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19">0</text:span>.<text:span text:style-name="T36">9pre</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54907376"/><text:span text:style-name="T21">m</text:span><text:change-end text:change-id="ct54907376"/>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3649A58BC23999E2.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73B1CDF36EB4B9EB.png" xlink:type="simple" xlink:show="embed" xlink:actuate="onLoad"/></draw:frame></text:p>
      <text:p text:style-name="P24"><text:change text:change-id="ct54920736"/><text:change-start text:change-id="ct54991568"/><text:soft-page-break/>Picture 2.<text:change-end text:change-id="ct54991568"/></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A61BCCDA8C2A769A.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76BF782099213261.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7BA4B95F80E7AE4F.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55029760"/> <text:change-end text:change-id="ct55029760"/>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2983E9BB004F3D5D.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4E3B0A07A1C3FCA8.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55031680"/><text:span text:style-name="T1">customize</text:span><text:change-end text:change-id="ct55031680"/><text:change text:change-id="ct55031984"/>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F06326F25F0AE6FA.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54893232"/><text:span text:style-name="T1">s</text:span><text:change-end text:change-id="ct54893232"/> need to be done at once. To configure this aspect you can click <text:span text:style-name="T2">Configure</text:span> button below the label <text:span text:style-name="T2">Simulation </text:span><text:soft-page-break/><text:span text:style-name="T2">Steps</text:span>. You will then get<text:change-start text:change-id="ct55062864"/> <text:change-end text:change-id="ct55062864"/><text:change-start text:change-id="ct55064256"/><text:span text:style-name="T22">the</text:span><text:change-end text:change-id="ct55064256"/>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F87E0AA151EA3814.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92AA799828319A4E.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55045776"/><text:span text:style-name="T22">s</text:span><text:change-end text:change-id="ct55045776"/> in the right column. The first configuration option<text:change text:change-id="ct55062208"/> is for <text:span text:style-name="T2">Energy Minim</text:span><text:change-start text:change-id="ct55071792"/><text:span text:style-name="T3">iz</text:span><text:change-end text:change-id="ct55071792"/><text:change text:change-id="ct55079104"/><text:change text:change-id="ct55078880"/><text:span text:style-name="T2">ation</text:span>. This step is performed after adding molecule to water box. Some atoms in that system may collide. The purpose is to move water atoms a bit, so dynamics simulation will not start in <text:change-start text:change-id="ct55081248"/><text:span text:style-name="T23">a </text:span><text:change-end text:change-id="ct55081248"/>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55072912"/><text:span text:style-name="T3">iz</text:span><text:change-end text:change-id="ct55072912"/><text:change text:change-id="ct55079808"/><text:change text:change-id="ct55071456"/><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9EFC91F63B87D5EE.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7FCC669D31824997.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1C878C4E5D36C1F7.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E6CCA344F7B04369.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E41EDACBBF64ACA4.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157cm" svg:y="0cm" svg:width="9.98cm" svg:height="8.403cm" draw:z-index="15"><draw:image xlink:href="Pictures/100002010000028C000002259B2B37B17FD26A55.png" xlink:type="simple" xlink:show="embed" xlink:actuate="onLoad"/></draw:frame>Picture 16.</text:p>
      <text:p text:style-name="P39"/>
      <text:p text:style-name="P39">5. Changelog</text:p>
      <text:p text:style-name="P6"/>
      <text:p text:style-name="P6">What's new in <text:change text:change-id="ct55090144"/><text:span text:style-name="T13">2</text:span>.0:</text:p>
      <text:list xml:id="list2421552529409787592" text:style-name="L1">
        <text:list-item>
          <text:p text:style-name="P45">Integration with ProDy (Vectors calculation)</text:p>
        </text:list-item>
        <text:list-item>
          <text:p text:style-name="P46">Implicit solvent simulation</text:p>
        </text:list-item>
        <text:list-item>
          <text:p text:style-name="P46">Compatibility with GROMACS 5</text:p>
        </text:list-item>
        <text:list-item>
          <text:p text:style-name="P47">Ability to view logs</text:p>
        </text:list-item>
        <text:list-item>
          <text:p text:style-name="P47">Ported from Tix to ttk</text:p>
        </text:list-item>
        <text:list-item>
          <text:p text:style-name="P47">Added interpretation window</text:p>
        </text:list-item>
      </text:list>
      <text:p text:style-name="P6"/>
      <text:p text:style-name="P6">Known issues:</text:p>
      <text:list xml:id="list6804220199081976759"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55172512"/><text:span text:style-name="T20">btchtm</text:span>@ug.<text:change-end text:change-id="ct55172512"/><text:span text:style-name="T24">edu</text:span><text:change-start text:change-id="ct55173760"/>.pl<text:change-end text:change-id="ct55173760"/>)<text:change-start text:change-id="ct55156384"/></text:p>
      <text:p text:style-name="P8">- Sara Boch Kminikowska<text:change-end text:change-id="ct551563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58</meta:editing-cycles>
    <dc:date>2017-06-14T12:02:23.645463591</dc:date>
    <meta:editing-duration>PT3H56M37S</meta:editing-duration>
    <meta:document-statistic meta:table-count="0" meta:image-count="16" meta:object-count="0" meta:page-count="18" meta:paragraph-count="106" meta:word-count="1751" meta:character-count="10772" meta:non-whitespace-character-count="9107"/>
  </office:meta>
</office:document-meta>
</file>